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23cm" svg:stroke-color="#000000" draw:marker-start-width="0.832cm" draw:marker-end-width="0.832cm" draw:fill-color="#ffffff" draw:textarea-horizontal-align="justify" draw:textarea-vertical-align="middle" draw:auto-grow-height="false" fo:min-height="4.497cm" fo:min-width="4.317cm" fo:padding-top="0.334cm" fo:padding-bottom="0.334cm" fo:padding-left="0.459cm" fo:padding-right="0.459cm"/>
    </style:style>
    <style:style style:name="gr2" style:family="graphic" style:parent-style-name="standard">
      <style:graphic-properties svg:stroke-width="0.423cm" svg:stroke-color="#000000" draw:marker-start-width="0.832cm" draw:marker-end-width="0.832cm" draw:fill-color="#ffffff" draw:textarea-horizontal-align="justify" draw:textarea-vertical-align="middle" draw:auto-grow-height="false" fo:min-height="2.778cm" fo:min-width="2.609cm" fo:padding-top="0.334cm" fo:padding-bottom="0.334cm" fo:padding-left="0.459cm" fo:padding-right="0.459cm"/>
    </style:style>
    <style:style style:name="gr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5.07cm" fo:min-width="9.679cm" fo:padding-top="0.204cm" fo:padding-bottom="0.204cm" fo:padding-left="0.329cm" fo:padding-right="0.32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76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43cm" fo:min-width="0.093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76cm" fo:min-width="6.139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878cm" fo:min-width="6.138cm"/>
    </style:style>
    <style:style style:name="gr8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gr13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f" draw:textarea-horizontal-align="justify" draw:textarea-vertical-align="middle" draw:auto-grow-height="false" fo:min-height="0.632cm" fo:min-width="1.66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6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erif" fo:font-size="20pt" fo:font-weight="bold" style:font-name-asian="Liberation Sans1" style:font-size-asian="20pt" style:font-weight-asian="bold" style:font-name-complex="Liberation Sans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03cm" svg:height="7.303cm" draw:transform="skewX (-0.000174532925199432) rotate (0.0450294947014539) translate (5.793cm 13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87cm" svg:height="4.872cm" draw:transform="skewX (-0.000174532925199436) rotate (0.0450294947014539) translate (7.103cm 14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337cm" svg:height="5.478cm" draw:transform="skewX (0.00767944870877505) rotate (1.61408049224436) translate (5.809cm 22.485cm)">
          <text:p/>
          <draw:enhanced-geometry svg:viewBox="0 0 21600 21600" draw:type="block-arc" draw:modifiers="-101.65877837573 7397.3891494118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0.252cm" svg:height="2.014cm" draw:transform="skewX (-0.0015707963267949) rotate (-1.56573487196411) translate (10.758cm 16.7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37cm" svg:height="0.839cm" draw:transform="skewX (-0.00122173047639603) rotate (-1.56573487196411) translate (9.979cm 1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6.639cm" svg:height="1.126cm" draw:transform="rotate (-1.56573487196411) translate (10.11cm 4.54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638cm" svg:height="1.128cm" draw:transform="rotate (-1.12573736753634) translate (12.203cm 21.783cm)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575cm" svg:y1="10.057cm" svg:x2="9.61cm" svg:y2="16.91cm">
          <text:p/>
        </draw:line>
        <draw:line draw:style-name="gr8" draw:text-style-name="P3" draw:layer="layout" svg:x1="9.61cm" svg:y1="16.909cm" svg:x2="12.2cm" svg:y2="23.19cm">
          <text:p/>
        </draw:line>
        <draw:frame draw:style-name="gr9" draw:text-style-name="P5" draw:layer="layout" svg:width="3.201cm" svg:height="1.2cm" draw:transform="rotate (-1.56556033903891) translate (12.385cm 0.897cm)">
          <draw:text-box>
            <text:p text:style-name="P4"><text:span text:style-name="T1">Source</text:span></text:p>
          </draw:text-box>
        </draw:frame>
        <draw:frame draw:style-name="gr9" draw:text-style-name="P5" draw:layer="layout" svg:width="4.7cm" svg:height="1.2cm" draw:transform="rotate (-1.57620684747608) translate (8.063cm 5.053cm)">
          <draw:text-box>
            <text:p text:style-name="P4"><text:span text:style-name="T1">Collimator</text:span></text:p>
          </draw:text-box>
        </draw:frame>
        <draw:frame draw:style-name="gr10" draw:text-style-name="P5" draw:layer="layout" svg:width="4.1cm" svg:height="1.3cm" draw:transform="rotate (-1.57201805727129) translate (11.403cm 23.301cm)">
          <draw:text-box>
            <text:p text:style-name="P4"><text:span text:style-name="T1">Telescope</text:span></text:p>
          </draw:text-box>
        </draw:frame>
        <draw:frame draw:style-name="gr10" draw:text-style-name="P5" draw:layer="layout" svg:width="5.8cm" svg:height="1.3cm" draw:transform="rotate (-1.56573487196411) translate (4.136cm 14.347cm)">
          <draw:text-box>
            <text:p text:style-name="P4"><text:span text:style-name="T1">S</text:span><text:span text:style-name="T1">c</text:span><text:span text:style-name="T1">a</text:span><text:span text:style-name="T1">l</text:span><text:span text:style-name="T1">e</text:span><text:span text:style-name="T1"> </text:span><text:span text:style-name="T1">W</text:span><text:span text:style-name="T1">i</text:span><text:span text:style-name="T1">n</text:span><text:span text:style-name="T1">d</text:span><text:span text:style-name="T1">o</text:span><text:span text:style-name="T1">w</text:span></text:p>
          </draw:text-box>
        </draw:frame>
        <draw:line draw:style-name="gr11" draw:text-style-name="P3" draw:layer="layout" svg:x1="4.1cm" svg:y1="17.2cm" svg:x2="5.5cm" svg:y2="17.2cm">
          <text:p/>
        </draw:line>
        <draw:line draw:style-name="gr11" draw:text-style-name="P3" draw:layer="layout" svg:x1="14.6cm" svg:y1="11.5cm" svg:x2="10.3cm" svg:y2="16.8cm">
          <text:p/>
        </draw:line>
        <draw:frame draw:style-name="gr10" draw:text-style-name="P5" draw:layer="layout" svg:width="4.9cm" svg:height="1.3cm" draw:transform="rotate (-1.56643300366491) translate (15.989cm 9.397cm)">
          <draw:text-box>
            <text:p text:style-name="P4"><text:span text:style-name="T1">Grating</text:span></text:p>
          </draw:text-box>
        </draw:frame>
        <draw:line draw:style-name="gr11" draw:text-style-name="P3" draw:layer="layout" svg:x1="14.9cm" svg:y1="20.6cm" svg:x2="12cm" svg:y2="18.2cm">
          <text:p/>
        </draw:line>
        <draw:frame draw:style-name="gr12" draw:text-style-name="P5" draw:layer="layout" svg:width="8.6cm" svg:height="2.1cm" draw:transform="rotate (-1.56573487196411) translate (16.228cm 17.845cm)">
          <draw:text-box>
            <text:p text:style-name="P4"><text:span text:style-name="T1">Rotating Disk</text:span></text:p>
          </draw:text-box>
        </draw:frame>
        <draw:line draw:style-name="gr13" draw:text-style-name="P3" draw:layer="layout" svg:x1="9.576cm" svg:y1="16.857cm" svg:x2="9.611cm" svg:y2="23.71cm">
          <text:p/>
        </draw:line>
        <draw:custom-shape draw:style-name="gr14" draw:text-style-name="P1" draw:layer="layout" svg:width="2.184cm" svg:height="0.9cm" draw:transform="rotate (-2.86495796714869) translate (11.725cm 21.841cm)">
          <text:p/>
          <draw:enhanced-geometry svg:viewBox="0 0 21600 21600" draw:type="block-arc" draw:modifiers="-154.031111717793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7" draw:layer="layout" svg:width="0.9cm" svg:height="1.034cm" draw:transform="rotate (-1.57777764380287) translate (10.97cm 21.071cm)">
          <draw:text-box>
            <text:p text:style-name="P6"><text:span text:style-name="T2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09:18:52.844575778</meta:creation-date>
    <dc:date>2018-03-22T16:36:59.557950785</dc:date>
    <meta:editing-duration>PT6H36M54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